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0" office:value-type="string">
            <text:p>2023-05-04_07-51-10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7" office:value-type="string">
            <text:p>2023-05-04_07-43-30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起きた時刻 / 2023">
            <text:p>:m :PHOTO 起き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 office:value-type="string">
            <text:p>2023-05-04_04-26-32_000.jpg</text:p>
          </table:table-cell>
          <table:table-cell table:style-name="ce28" office:value-type="string">
            <text:p>:m :PHOTO 起きた時刻（夜中） / 2023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3-05-04_01-51-49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">
            <text:p>:m :PHOTO 寝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5-03_20-42-26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0" office:value-type="string">
            <text:p>2023-05-04_13-37-4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3-05-04_07-50-5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7" office:value-type="string">
            <text:p>2023-05-03_18-34-18_000.mp4</text:p>
          </table:table-cell>
          <table:table-cell table:style-name="ce26" office:value-type="string">
            <text:p>:VIDEO / @自室 / 記録 / jap.flute / 演奏、play / R=1 / genre=melody,session=hour-18,memo=+,file-piece-id=2023-05-03_18-34-18_000.mp4,other=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VIDEO / @自室 / 記録 / jap.flute / 演奏、play / R=1 / genre=melody,session=hour-18,memo=+,file-piece-id=2023-05-03_18-34-18_000.mp4,other= / follow+">
            <text:p>:VIDEO / @自室 / 記録 / jap.flute / 演奏、play / R=1 / genre=melody,session=hour-18,memo=+,file-piece-id=2023-05-03_18-34-18_000.mp4,other= / follow+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 office:value-type="string">
            <text:p>2023-05-03_18-48-52_000.mp4</text:p>
          </table:table-cell>
          <table:table-cell table:style-name="ce26" office:value-type="string">
            <text:p>:VIDEO / @自室 / 記録 / jap.flute / 演奏、play / R=2 / genre=melody,session=hour-18,memo=+,file-piece-id=~,other=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VIDEO / @自室 / 記録 / jap.flute / 演奏、play / R=2 / genre=melody,session=hour-18,memo=+,file-piece-id=~,other= / follow+">
            <text:p>:VIDEO / @自室 / 記録 / jap.flute / 演奏、play / R=2 / genre=melody,session=hour-18,memo=+,file-piece-id=~,other= / follow+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3-05-03_18-36-42_000.mp4</text:p>
          </table:table-cell>
          <table:table-cell table:style-name="ce26" office:value-type="string">
            <text:p>:VIDEO / @自室 / 記録 / jap.flute / 演奏、play / R=2 / genre=melody,session=hour-18,memo=~,file-piece-id=2023-05-03_18-34-18_000.mp4,other=use:大甲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VIDEO / @自室 / 記録 / jap.flute / 演奏、play / R=2 / genre=melody,session=hour-18,memo=~,file-piece-id=2023-05-03_18-34-18_000.mp4,other=use:大甲 / follow+">
            <text:p>:VIDEO / @自室 / 記録 / jap.flute / 演奏、play / R=2 / genre=melody,session=hour-18,memo=~,file-piece-id=2023-05-03_18-34-18_000.mp4,other=use:大甲 / follow+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7" office:value-type="string">
            <text:p>2023-05-03_18-55-17_000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4];CONCATENATE([.C14];&quot; / &quot;;[.E12]))" office:value-type="string" office:string-value=":m #*# RES / free# S87DP9 記事読み / id~browser~media=48J4~yan~gendai.media / theme=中国；劉亜洲,content=~,w=~ / genre=~ / other=~">
            <text:p>:m #*# RES / free# S87DP9 記事読み / id~browser~media=48J4~yan~gendai.media / theme=中国；劉亜洲,content=~,w=~ / genre=~ / 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5-03_18-55-23_000.jpg</text:p>
          </table:table-cell>
          <table:table-cell table:style-name="ce26" office:value-type="string">
            <text:p>:m :篠笛,shinobue #*# / session-memo:session-1 / p.1-&lt;1&gt;:genre=melody,key=~,session=hour-18,R=1,tempo=~ \\\ p.1-&lt;2&gt;:genre=melody,key=~,session=hour-18,R=2,tempo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:篠笛,shinobue #*# / session-memo:session-1 / p.1-&lt;1&gt;:genre=melody,key=~,session=hour-18,R=1,tempo=~ \\\ p.1-&lt;2&gt;:genre=melody,key=~,session=hour-18,R=2,tempo=~">
            <text:p>:m :篠笛,shinobue #*# / session-memo:session-1 / p.1-&lt;1&gt;:genre=melody,key=~,session=hour-18,R=1,tempo=~ \\\ p.1-&lt;2&gt;:genre=melody,key=~,session=hour-18,R=2,tempo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 office:value-type="string">
            <text:p>2023-05-03_21-53-34_000.jpg</text:p>
          </table:table-cell>
          <table:table-cell table:style-name="ce26" office:value-type="string">
            <text:p>:m #*# RES / free# S87DP9 記事読み / id~browser~media=48J4~yan~gendai.media / theme=中国；劉亜洲,content=~,w=~ / genre=~ / 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8" office:value-type="string">
            <text:p>2023-05-04_01-39-39_000.jpg</text:p>
          </table:table-cell>
          <table:table-cell table:style-name="ce26" office:value-type="string">
            <text:p>:m #*# RES / JVEMV6 64#269_kami_henyoo:0,1 / 『日本の神　２　神の変容』「はじめに」 著者=山折哲雄、編,校注=~ / p.7/ w=~,topic=~,publishe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#*# RES / JVEMV6 64#269_kami_henyoo:0,1 / 『日本の神　２　神の変容』「はじめに」 著者=山折哲雄、編,校注=~ / p.7/ w=~,topic=~,publisher=~,other=~">
            <text:p>:m #*# RES / JVEMV6 64#269_kami_henyoo:0,1 / 『日本の神　２　神の変容』「はじめに」 著者=山折哲雄、編,校注=~ / p.7/ w=~,topic=~,publisher=~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0" office:value-type="string">
            <text:p>2023-05-04_08-11-24_000.jpg</text:p>
          </table:table-cell>
          <table:table-cell table:style-name="ce19" office:value-type="string">
            <text:p>:m / 1*1 / percussion,rythm / session-memo / p.1:content=~,key=~,for=~,from=~,R=~,item=~,hitter=hands,pieces=可動棚：天面,genr=pattern-atom,other=~,memo~,video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/ 1*1 / percussion,rythm / session-memo / p.1:content=~,key=~,for=~,from=~,R=~,item=~,hitter=hands,pieces=可動棚：天面,genr=pattern-atom,other=~,memo~,video=~">
            <text:p>:m / 1*1 / percussion,rythm / session-memo / p.1:content=~,key=~,for=~,from=~,R=~,item=~,hitter=hands,pieces=可動棚：天面,genr=pattern-atom,other=~,memo~,video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7" office:value-type="string">
            <text:p>2023-05-04_10-06-41_000.jpg</text:p>
          </table:table-cell>
          <table:table-cell table:style-name="ce26" office:value-type="string">
            <text:p>:m 見た夢 / topic=~ / content=リモートで動かしているオートバイ。ロボットの犬。小型のロボット、オートバイの座席に。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見た夢 / topic=~ / content=リモートで動かしているオートバイ。ロボットの犬。小型のロボット、オートバイの座席に。 / other=~">
            <text:p>:m 見た夢 / topic=~ / content=リモートで動かしているオートバイ。ロボットの犬。小型のロボット、オートバイの座席に。 / other=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7" office:value-type="string">
            <text:p>2023-05-04_10-09-16_000.jpg</text:p>
          </table:table-cell>
          <table:table-cell table:style-name="ce26" office:value-type="string">
            <text:p>:m #*# / memo:other(m:other) / topic=quote:伊藤仁斎, about=~,content=「自向上一路を求むる者と正に相反す」,other=from:「童子問　中」:134,id=~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#*# / memo:other(m:other) / topic=quote:伊藤仁斎, about=~,content=「自向上一路を求むる者と正に相反す」,other=from:「童子問　中」:134,id=~ ">
            <text:p>:m #*# / memo:other(m:other) / topic=quote:伊藤仁斎, about=~,content=「自向上一路を求むる者と正に相反す」,other=from:「童子問　中」:134,id=~ 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7" office:value-type="string">
            <text:p>2023-05-04_17-04-34_000.jpg</text:p>
          </table:table-cell>
          <table:table-cell table:style-name="ce27" office:value-type="string">
            <text:p>:m 1*2 RES / JVEMV6 64#238_maeno / 『微粒子から探る物性七変化』 著者=前野昌弘,校注=~ / p.148 / w=,topic=物性：界面活性剤,publisher=~,other=memo+:ナトロン；memo+:モンモリロナイト；memo+:ケイ酸塩；memo+:カゼイン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m 1*2 RES / JVEMV6 64#238_maeno / 『微粒子から探る物性七変化』 著者=前野昌弘,校注=~ / p.148 / w=,topic=物性：界面活性剤,publisher=~,other=memo+:ナトロン；memo+:モンモリロナイト；memo+:ケイ酸塩；memo+:カゼイン">
            <text:p>:m 1*2 RES / JVEMV6 64#238_maeno / 『微粒子から探る物性七変化』 著者=前野昌弘,校注=~ / p.148 / w=,topic=物性：界面活性剤,publisher=~,other=memo+:ナトロン；memo+:モンモリロナイト；memo+:ケイ酸塩；memo+:カゼイン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9">
            <text:p>19</text:p>
          </table:table-cell>
          <table:table-cell table:style-name="ce17" office:value-type="string">
            <text:p>2023-05-04_17-04-52_000.jpg</text:p>
          </table:table-cell>
          <table:table-cell table:style-name="ce26" office:value-type="string">
            <text:p>:m 2*2 RES / JVEMV6 64#238_maeno / 『微粒子から探る物性七変化』 著者=前野昌弘,校注=~ / p.148 / w=,topic=物性：界面活性剤,publisher=~,other=memo+:グロブリン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m 2*2 RES / JVEMV6 64#238_maeno / 『微粒子から探る物性七変化』 著者=前野昌弘,校注=~ / p.148 / w=,topic=物性：界面活性剤,publisher=~,other=memo+:グロブリン">
            <text:p>:m 2*2 RES / JVEMV6 64#238_maeno / 『微粒子から探る物性七変化』 著者=前野昌弘,校注=~ / p.148 / w=,topic=物性：界面活性剤,publisher=~,other=memo+:グロブリン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9">
            <text:p>1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20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4">2023/05/04</text:date>, <text:time>17:51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04T17:51:06.20</dc:date>
    <dc:creator>iwabuchi ken</dc:creator>
    <meta:editing-duration>P56DT5H29M40S</meta:editing-duration>
    <meta:editing-cycles>18395</meta:editing-cycles>
    <meta:document-statistic meta:table-count="2" meta:cell-count="931" meta:object-count="0"/>
    <meta:user-defined meta:name="qrichtext">1</meta:user-defined>
  </office:meta>
</office:document-meta>
</file>